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3.86cm"/>
    </style:style>
    <style:style style:name="pr8" style:family="presentation" style:parent-style-name="Default-subtitle">
      <style:graphic-properties draw:fill-color="#ffffff" fo:min-height="13.86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T1" style:family="text">
      <style:text-properties fo:font-size="32pt"/>
    </style:style>
    <style:style style:name="T2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cesidad de Informació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Hagamos un intento de formalizació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cesidad de Información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“El tópico sobre el que el usuario desea saber más” Manning et al</text:p>
            <text:p/>
            <text:p/>
            <text:p>Ver también: A Methodology for the Identification of Information Needs of Users</text:p>
            <text:p>F.J. Devadason</text:p>
            <text:p>-</text:p>
            <text:p>P. Pratap Lingam</text:p>
            <text:p><text:a xlink:href="http://archive.ifla.org/IV/ifla62/62-devf.htm">http://archive.ifla.org/IV/ifla62/62-devf.ht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cesidad de Información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 text:style-name="P2"><text:span text:style-name="T1">Una necesidad de información es el problema de encontrar la respuesta correcta a cierta pregunta dada</text:span></text:p>
            <text:p text:style-name="P2"><text:span text:style-name="T1"/></text:p>
            <text:p text:style-name="P2"><text:span text:style-name="T1">Por ejemplo,</text:span></text:p>
            <text:p text:style-name="P2"><text:span text:style-name="T1"/></text:p>
            <text:p text:style-name="P2"><text:span text:style-name="T2">¡</text:span><text:span text:style-name="T3">Necesito encontrar ese receta!</text:span></text:p>
            <text:p text:style-name="P2"><text:span text:style-name="T2">¿</text:span><text:span text:style-name="T3">Donde están las cartas del Libertador?</text:span></text:p>
            <text:p text:style-name="P2"><text:span text:style-name="T2">¿</text:span><text:span text:style-name="T3">Quién ha escrito sobre el legado epistolar del Libertador?</text:span></text:p>
            <text:p text:style-name="P2"><text:span text:style-name="T2">¿</text:span><text:span text:style-name="T3">Quiénes son los propietarios de terrenos en ese sector?</text:span></text:p>
            <text:p text:style-name="P2"><text:span text:style-name="T2">¿</text:span><text:span text:style-name="T3">Cuántos huevos son de gallina?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cesidad de Conocimiento?</text:p>
          </draw:text-box>
        </draw:frame>
        <draw:frame presentation:style-name="pr7" draw:layer="layout" svg:width="25.199cm" svg:height="13.86cm" svg:x="1.4cm" svg:y="4.914cm" presentation:class="subtitle">
          <draw:text-box>
            <text:p>El problema de encontrar las respuestas a cierta familia de preguntas?</text:p>
            <text:p/>
            <text:p>En todo caso, las necesidades son problemas!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alización preliminar</text:p>
          </draw:text-box>
        </draw:frame>
        <draw:frame presentation:style-name="pr7" draw:layer="layout" svg:width="25.199cm" svg:height="13.86cm" svg:x="1.4cm" svg:y="4.914cm" presentation:class="subtitle">
          <draw:text-box>
            <text:p>Un problema siempre es la diferencia entre una situación actual y una situación deseada.</text:p>
            <text:p/>
            <text:p text:style-name="P2">En el contexto de necesidad de información:</text:p>
            <text:p text:style-name="P2"/>
            <text:p text:style-name="P2">Situación actual: Preguntas .. y su contexto</text:p>
            <text:p text:style-name="P2">Situación deseada: </text:p>
            <text:p text:style-name="P2"><text:tab/><text:tab/><text:tab/><text:tab/>Preguntas con sus respuestas. 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4">¿</text:span>Cómo se evalúa la solución del problema?</text:p>
          </draw:text-box>
        </draw:frame>
        <draw:frame presentation:style-name="pr8" draw:text-style-name="P2" draw:layer="layout" svg:width="25.199cm" svg:height="13.86cm" svg:x="1.4cm" svg:y="4.914cm" presentation:class="subtitle">
          <draw:text-box>
            <text:p text:style-name="P2"><text:span text:style-name="T5">¿</text:span><text:span text:style-name="T6">Es esa la respuesta correcta para esa pregunta?</text:span></text:p>
            <text:p text:style-name="P2"><text:span text:style-name="T6"/></text:p>
            <text:p text:style-name="P2"><text:span text:style-name="T4">¿Son esas las respuestas correctas para esa pregunta?</text:span></text:p>
            <text:p text:style-name="P2"><text:span text:style-name="T4"/></text:p>
            <text:p text:style-name="P2"><text:span text:style-name="T4">¿Qué tan buena es esa respues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into Davila</meta:initial-creator>
    <meta:creation-date>2012-04-08T22:07:32</meta:creation-date>
    <meta:editing-duration>PT53M14S</meta:editing-duration>
    <meta:editing-cycles>9</meta:editing-cycles>
    <dc:date>2012-04-08T22:24:47</dc:date>
    <dc:creator>Jacinto Davila</dc:creator>
    <meta:generator>LibreOffice/3.4$Unix LibreOffice_project/340m1$Build-402</meta:generator>
    <meta:document-statistic meta:object-count="45"/>
  </office:meta>
</office:document-meta>
</file>